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991d4c" officeooo:paragraph-rsid="00991d4c"/>
    </style:style>
    <style:style style:name="P6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9" style:family="paragraph" style:parent-style-name="Table_20_Contents" style:list-style-name="WW8Num3"/>
    <style:style style:name="P10" style:family="paragraph" style:parent-style-name="Table_20_Contents" style:list-style-name="WW8Num3">
      <style:text-properties officeooo:rsid="00c7b9c3" officeooo:paragraph-rsid="00c7b9c3"/>
    </style:style>
    <style:style style:name="P11" style:family="paragraph" style:parent-style-name="Table_20_Contents" style:list-style-name="WW8Num3">
      <style:text-properties officeooo:rsid="00c91516" officeooo:paragraph-rsid="00c91516"/>
    </style:style>
    <style:style style:name="P12" style:family="paragraph" style:parent-style-name="Table_20_Contents" style:list-style-name="WW8Num3">
      <style:text-properties officeooo:rsid="00cb0207" officeooo:paragraph-rsid="00cb0207"/>
    </style:style>
    <style:style style:name="P13" style:family="paragraph" style:parent-style-name="Table_20_Contents" style:list-style-name="WW8Num3">
      <style:text-properties officeooo:rsid="00cb1c05" officeooo:paragraph-rsid="00cb1c05"/>
    </style:style>
    <style:style style:name="P14" style:family="paragraph" style:parent-style-name="Table_20_Contents" style:list-style-name="WW8Num3">
      <style:text-properties officeooo:rsid="00cd15ea" officeooo:paragraph-rsid="00cd15ea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cf7e49" officeooo:paragraph-rsid="00cf7e49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026c2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d026c2" officeooo:paragraph-rsid="00d026c2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d0ed1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653cd"/>
    </style:style>
    <style:style style:name="T4" style:family="text">
      <style:text-properties officeooo:rsid="00c4a483"/>
    </style:style>
    <style:style style:name="T5" style:family="text">
      <style:text-properties officeooo:rsid="00c5ebc2"/>
    </style:style>
    <style:style style:name="T6" style:family="text">
      <style:text-properties officeooo:rsid="00c73103"/>
    </style:style>
    <style:style style:name="T7" style:family="text">
      <style:text-properties officeooo:rsid="00cd3300"/>
    </style:style>
    <style:style style:name="T8" style:family="text">
      <style:text-properties officeooo:rsid="00cdce3c"/>
    </style:style>
    <style:style style:name="T9" style:family="text">
      <style:text-properties officeooo:rsid="00d026c2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Name:</text:span> </text:p>
      <text:p text:style-name="P6">Grader:<text:span text:style-name="T2"> </text:span></text:p>
      <text:p text:style-name="P6">Assignment: Lab <text:span text:style-name="T4">1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7">Final Grade</text:p>
          </table:table-cell>
          <table:table-cell table:style-name="Table1.B2" table:formula="ooow:sum(&lt;B5:B13&gt;)" office:value-type="float" office:value="0">
            <text:p text:style-name="P19">0</text:p>
          </table:table-cell>
          <table:table-cell table:style-name="Table1.C2" table:formula="ooow:sum(&lt;C5:C13&gt;)" office:value-type="float" office:value="100">
            <text:p text:style-name="P17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7">Tarball/Files: (<text:span text:style-name="T3">5</text:span>%)</text:p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5144716368953060706" text:style-name="WW8Num3">
              <text:list-item>
                <text:p text:style-name="P9">Tarball is named and works properly: cse107_firstname_lastname_lab<text:span text:style-name="T5">10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446757156101" text:continue-numbering="true" text:style-name="WW8Num3">
              <text:list-header>
                <text:p text:style-name="P9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7"><text:span text:style-name="T6">markov.py</text:span>: (<text:span text:style-name="T6">95</text:span>%)</text:p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446759150001" text:continue-numbering="true" text:style-name="WW8Num3">
              <text:list-item>
                <text:p text:style-name="P10">Takes in a filename from user and opens that fil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5">10</text:p>
          </table:table-cell>
        </table:table-row>
        <table:table-row table:style-name="Table1.1">
          <table:table-cell table:style-name="Table1.A2" office:value-type="string">
            <text:list xml:id="list446760170591" text:continue-numbering="true" text:style-name="WW8Num3">
              <text:list-item>
                <text:p text:style-name="P11">Parses opened file in a way that benefits generating a markov phras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20">
            <text:p text:style-name="P18">20</text:p>
          </table:table-cell>
        </table:table-row>
        <table:table-row table:style-name="Table1.1">
          <table:table-cell table:style-name="Table1.A2" office:value-type="string">
            <text:list xml:id="list446760158511" text:continue-numbering="true" text:style-name="WW8Num3">
              <text:list-item>
                <text:p text:style-name="P11">Selects a random word that begins a line somewhere in the input file to begin the markov chai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16">10</text:p>
          </table:table-cell>
        </table:table-row>
        <table:table-row table:style-name="Table1.1">
          <table:table-cell table:style-name="Table1.A2" office:value-type="string">
            <text:list xml:id="list446761154535" text:continue-numbering="true" text:style-name="WW8Num3">
              <text:list-item>
                <text:p text:style-name="P12">Randomly picks a word that follows the previous word added to the chain until either reaching a word with no valid following words or until the chain reaches a predefined length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25">
            <text:p text:style-name="P16">2<text:span text:style-name="T9">5</text:span></text:p>
          </table:table-cell>
        </table:table-row>
        <table:table-row table:style-name="Table1.1">
          <table:table-cell table:style-name="Table1.A2" office:value-type="string">
            <text:list xml:id="list446762173563" text:continue-numbering="true" text:style-name="WW8Num3">
              <text:list-item>
                <text:p text:style-name="P13">Probability of a word being selected increases if it follow<text:span text:style-name="T8">ed</text:span> the previous word more than once in the input file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16">1<text:span text:style-name="T9">5</text:span></text:p>
          </table:table-cell>
        </table:table-row>
        <table:table-row table:style-name="Table1.1">
          <table:table-cell table:style-name="Table1.A2" office:value-type="string">
            <text:list xml:id="list446763157303" text:continue-numbering="true" text:style-name="WW8Num3">
              <text:list-item>
                <text:p text:style-name="P14">All lines in file are included in possibilities for chain, <text:span text:style-name="T7">but the last word of one line should not consider the first word of the next line a valid following word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16">1<text:span text:style-name="T9">5</text:span>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11-14T00:04:46.680000000</dc:date>
    <meta:editing-cycles>471</meta:editing-cycles>
    <meta:editing-duration>P2DT6H1M54S</meta:editing-duration>
    <meta:generator>LibreOffice/4.2.1.1$Windows_x86 LibreOffice_project/d7dbbd7842e6a58b0f521599204e827654e1fb8b</meta:generator>
    <meta:document-statistic meta:table-count="1" meta:image-count="0" meta:object-count="0" meta:page-count="1" meta:paragraph-count="26" meta:word-count="160" meta:character-count="866" meta:non-whitespace-character-count="737"/>
    <meta:user-defined meta:name="Info 1"/>
    <meta:user-defined meta:name="Info 2"/>
    <meta:user-defined meta:name="Info 3"/>
    <meta:user-defined meta:name="Info 4"/>
  </office:meta>
</office:document-meta>
</file>